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e8592" officeooo:paragraph-rsid="000e8592"/>
    </style:style>
    <style:style style:name="T1" style:family="text">
      <style:text-properties officeooo:rsid="000f80e0"/>
    </style:style>
    <style:style style:name="T2" style:family="text">
      <style:text-properties officeooo:rsid="001005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Pianist Max Reilly is a dedicated member of the Grand Junction musical community, playing in a wide variety of ensembles including Western Colorado Jazz Orchestra, Swing City Express, the Clark Gault Dectet, The Grand Junction Symphony, and many others. Max is also a dedicated collaborative pianist working with District 51, the Colorado Mesa University <text:span text:style-name="T1">Musical </text:span>Theater, and many studios within the CMU music department. <text:span text:style-name="T1">In these capacities, Max has played everything from High School Musical to Mozart’s Clarinet Concerto to jazz standards. </text:span><text:span text:style-name="T2">Max’s playing is in demand on the scene, and so Max has appeared on stage next to such internationally known acts as Ingrid Jensen, Matt Harris, and commercial group The Diamonds.</text:span><text:span text:style-name="T1"> </text:span><text:span text:style-name="T2">As a composer and arranger, Max has written arrangements for the Colorado Mesa University Commercial Ensemble, and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29T08:21:40.143266174</meta:creation-date>
    <dc:date>2022-06-29T08:50:02.860512335</dc:date>
    <meta:editing-duration>PT16M42S</meta:editing-duration>
    <meta:editing-cycles>3</meta:editing-cycles>
    <meta:generator>LibreOffice/7.3.2.2$MacOSX_X86_64 LibreOffice_project/49f2b1bff42cfccbd8f788c8dc32c1c309559be0</meta:generator>
    <meta:document-statistic meta:table-count="0" meta:image-count="0" meta:object-count="0" meta:page-count="1" meta:paragraph-count="1" meta:word-count="130" meta:character-count="839" meta:non-whitespace-character-count="708"/>
  </office:meta>
</office:document-meta>
</file>